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2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s">
      <style:table-properties table:display="true" style:writing-mode="rl-tb"/>
    </style:style>
    <style:style style:name="ta2" style:family="table" style:master-page-name="PageStyle_5f_sendmail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מספר המערכת:</text:p>
          </table:table-cell>
          <table:table-cell table:style-name="ce7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סיסמא: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השלוחה המבוקשת:</text:p>
          </table:table-cell>
          <table:table-cell table:style-name="ce8" office:value-type="string" calcext:value-type="string">
            <text:p>1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שם התווית במייל:</text:p>
          </table:table-cell>
          <table:table-cell table:style-name="ce8" office:value-type="string" calcext:value-type="string">
            <text:p>ToPho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מס' רשימת הצינטוקים:</text:p>
          </table:table-cell>
          <table:table-cell table:style-name="ce8" office:value-type="string" calcext:value-type="string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שם השלוחה לשליחת מייל: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מס' רשימת הצינטוקים לשליחת המייל: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להלן הודעת המייל שהתקבלה: <text:s/>חולם על זה. למה לא? ומערכת בחלהיות ראש ממשלה. ישפלגה שולית וזניחה שכנראה זו הפעם האחרונה שהיא מתקיימת - והוא יכול להיות ראש ממשלה. נפתל עד כאן החדשות, כאן רשת ב"</text:p>
          </table:table-cell>
          <table:table-cell table:style-name="ce10"/>
          <table:table-cell table:style-name="ce12"/>
          <table:table-cell table:number-columns-repeated="1021"/>
        </table:table-row>
        <table:table-row table:style-name="ro1">
          <table:table-cell table:style-name="ce4" table:formula="of:=IFERROR(__xludf.dummyfunction(&quot;DETECTLANGUAGE(A8)&quot;);&quot;iw&quot;)" office:value-type="string" office:string-value="iw" calcext:value-type="string">
            <text:p>iw</text:p>
          </table:table-cell>
          <table:table-cell table:style-name="ce2" office:value-type="string" calcext:value-type="string">
            <text:p>he</text:p>
          </table:table-cell>
          <table:table-cell table:style-name="ce13" office:value-type="string" calcext:value-type="string">
            <text:p>en</text:p>
          </table:table-cell>
          <table:table-cell table:number-columns-repeated="1021"/>
        </table:table-row>
        <table:table-row table:style-name="ro1">
          <table:table-cell table:style-name="ce5" table:formula="of:=IF([.A9] = &quot;iw&quot;;[.B9];[.C9])" office:value-type="string" office:string-value="he" calcext:value-type="string">
            <text:p>he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6" table:formula="of:=IFERROR(__xludf.dummyfunction(&quot;GOOGLETRANSLATE(A8,&quot;&quot;auto&quot;&quot;,&quot;&quot;HE&quot;&quot;)&quot;);&quot;להלן הודעת המייל שהתקבלה:  חולם על זה. למה לא? ומערכת בחלהיות ראש ממשלה. ישפלגה שולית וזניחה שכנראה זו הפעם האחרונה שהיא מתקיימת - והוא יכול להיות ראש ממשלה. נפתל עד כאן החדשות, כאן רשת ב&quot;&quot;&quot;)" office:value-type="string" office:string-value="להלן הודעת המייל שהתקבלה:  חולם על זה. למה לא? ומערכת בחלהיות ראש ממשלה. ישפלגה שולית וזניחה שכנראה זו הפעם האחרונה שהיא מתקיימת - והוא יכול להיות ראש ממשלה. נפתל עד כאן החדשות, כאן רשת ב&quot;" calcext:value-type="string">
            <text:p>להלן הודעת המייל שהתקבלה: <text:s/>חולם על זה. למה לא? ומערכת בחלהיות ראש ממשלה. ישפלגה שולית וזניחה שכנראה זו הפעם האחרונה שהיא מתקיימת - והוא יכול להיות ראש ממשלה. נפתל עד כאן החדשות, כאן רשת ב"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dmail" table:style-name="ta2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6" table:formula="of:=[.K1]&amp;[.E1]&amp;[.L1]&amp;[$trs.B6]&amp;[.M1]" office:value-type="string" office:string-value="" calcext:value-type="error">
            <text:p>#NAME?</text:p>
          </table:table-cell>
          <table:table-cell table:style-name="ce2" office:value-type="float" office:value="20" calcext:value-type="float">
            <text:p>20</text:p>
          </table:table-cell>
          <table:table-cell table:style-name="ce18" office:value-type="string" calcext:value-type="string">
            <text:p>table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join(&quot;:&quot;;[$trs.B1];[$trs.B2])" office:value-type="string" office:string-value="" calcext:value-type="error">
            <text:p>#NAME?</text:p>
          </table:table-cell>
          <table:table-cell table:style-name="ce17" table:formula="of:=LARGE([.M$1:.M$1048576];1)" office:value-type="string" office:string-value="" calcext:value-type="error">
            <text:p>#VALUE!</text:p>
          </table:table-cell>
          <table:table-cell table:style-name="ce1" table:formula="of:=VLOOKUP([.$F1];[.$M$1:.$Q$1048576];3)" office:value-type="string" office:string-value="" calcext:value-type="error">
            <text:p>#VALUE!</text:p>
          </table:table-cell>
          <table:table-cell table:style-name="ce19" table:formula="of:=VLOOKUP([.$F1];[.$M$1:.$Q$1048576];4)" office:value-type="string" office:string-value="" calcext:value-type="error">
            <text:p>#VALUE!</text:p>
          </table:table-cell>
          <table:table-cell table:style-name="ce19" table:formula="of:=VLOOKUP([.$F1];[.$M$1:.$Q$1048576];5)" office:value-type="string" office:string-value="" calcext:value-type="error">
            <text:p>#VALUE!</text:p>
          </table:table-cell>
          <table:table-cell/>
          <table:table-cell table:style-name="ce20" office:value-type="string" calcext:value-type="string">
            <text:p><text:a xlink:href="https://www.call2all.co.il/ym/api/RenderYMGRFile?token=" xlink:type="simple">https://www.call2all.co.il/ym/api/RenderYMGRFile?token=</text:a></text:p>
          </table:table-cell>
          <table:table-cell table:style-name="ce2" office:value-type="string" calcext:value-type="string">
            <text:p>&amp;wath=ivr2:</text:p>
          </table:table-cell>
          <table:table-cell table:style-name="ce2" office:value-type="string" calcext:value-type="string">
            <text:p>/ApprovalAll.ymgr&amp;convertType=html&amp;notLoadLang=1&amp;renderLanguage=HE</text:p>
          </table:table-cell>
          <table:table-cell/>
          <table:table-cell table:style-name="ce19" table:number-columns-repeated="3"/>
          <table:table-cell table:number-columns-repeated="1007"/>
        </table:table-row>
        <table:table-row table:style-name="ro1">
          <table:table-cell table:style-name="ce17" table:formula="of:=IFERROR(__xludf.dummyfunction(&quot;IMPORTHTML(A1 &amp; &quot;&quot;&amp;refresh=&quot;&quot; &amp; B1,C1,D1)&quot;);&quot;#N/A&quot;)" office:value-type="string" office:string-value="#N/A" calcext:value-type="string">
            <text:p>#N/A</text:p>
          </table:table-cell>
          <table:table-cell table:number-columns-repeated="13"/>
          <table:table-cell table:style-name="ce19" table:number-columns-repeated="3"/>
          <table:table-cell table:number-columns-repeated="1007"/>
        </table:table-row>
        <table:table-row table:style-name="ro1" table:number-rows-repeated="998">
          <table:table-cell table:number-columns-repeated="14"/>
          <table:table-cell table:style-name="ce19" table:number-columns-repeated="3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s" style:display-name="PageStyle_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mail" style:display-name="PageStyle_sendma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" meta:object-count="0"/>
    <meta:generator>LibreOfficeDev/6.0.5.2$Linux_X86_64 LibreOffice_project/</meta:generator>
  </office:meta>
</office:document-meta>
</file>